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2000001900003BC900003BC90AD7488E.svm"/>
  <manifest:file-entry manifest:media-type="image/png" manifest:full-path="Pictures/10000201000000FA0000004B3A6ADC53.png"/>
  <manifest:file-entry manifest:media-type="image/png" manifest:full-path="Pictures/100002010000004700000047668CFCF5.png"/>
  <manifest:file-entry manifest:media-type="image/png" manifest:full-path="Pictures/10000201000001260000012525F5FEBC.png"/>
  <manifest:file-entry manifest:media-type="image/png" manifest:full-path="Pictures/10000201000004B0000003513C64B16E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853cm" fo:min-width="25.89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pr1" style:family="presentation" style:parent-style-name="Fedora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176cm" fo:min-width="24.699cm"/>
    </style:style>
    <style:style style:name="pr3" style:family="presentation" style:parent-style-name="Default-notes">
      <style:graphic-properties draw:fill-color="#ffffff" draw:auto-grow-height="true" fo:min-height="12.573cm" fo:min-width="16.771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outline1" style:list-style-name="L2">
      <style:graphic-properties fo:min-height="15.837cm"/>
    </style:style>
    <style:style style:name="pr6" style:family="presentation" style:parent-style-name="Fedora-outline1">
      <style:graphic-properties fo:min-height="13.609cm"/>
    </style:style>
    <style:style style:name="pr7" style:family="presentation" style:parent-style-name="Fedora-title">
      <style:graphic-properties fo:min-height="2.305cm" fo:min-width="24.699cm"/>
    </style:style>
    <style:style style:name="pr8" style:family="presentation" style:parent-style-name="Fedora-outline1">
      <style:graphic-properties fo:min-height="12.18cm" fo:min-width="24.699cm"/>
    </style:style>
    <style:style style:name="pr9" style:family="presentation" style:parent-style-name="Fedora-notes">
      <style:graphic-properties draw:fill-color="#ffffff" fo:min-height="12.572cm" fo:min-width="16.771cm"/>
    </style:style>
    <style:style style:name="pr10" style:family="presentation" style:parent-style-name="Default-title">
      <style:graphic-properties fo:min-width="26.17cm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family="'Droid Sans'" style:font-family-generic="swiss" style:font-pitch="variable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Droid Sans'" style:font-family-generic="swiss" style:font-pitch="variable" fo:font-size="26pt" style:font-size-asian="26pt" style:font-size-complex="26pt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72pt" style:font-size-asian="72pt" style:font-size-complex="72pt"/>
    </style:style>
    <style:style style:name="T6" style:family="text">
      <style:text-properties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Cantarell" style:font-pitch="variable"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text-line-through-style="solid" fo:font-family="'Droid Sans'" style:font-family-generic="swiss" style:font-pitch="variable" fo:font-size="26pt" style:font-size-asian="26pt" style:font-size-complex="26pt"/>
    </style:style>
    <style:style style:name="T14" style:family="text">
      <style:text-properties fo:font-family="'Droid Sans'" style:font-family-generic="swiss" style:font-pitch="variable" fo:font-size="26pt" style:font-size-asian="26pt" style:font-size-complex="26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72pt" style:font-size-asian="72pt" style:font-size-complex="72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font-family="'Droid Sans'" style:font-family-generic="swiss" style:font-pitch="variable" fo:font-size="14pt" style:font-size-asian="14pt" style:font-size-complex="14pt"/>
    </style:style>
    <style:style style:name="T19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draw:style-name="Author" draw:text-style-name="P2" draw:layer="layout" svg:width="12.718cm" svg:height="1.673cm" svg:x="5.18cm" svg:y="14.33cm">
          <draw:text-box>
            <text:p><text:span text:style-name="T1">Tom Callaway</text:span></text:p>
          </draw:text-box>
        </draw:frame>
        <draw:frame draw:style-name="gr2" draw:text-style-name="P3" draw:layer="layout" svg:width="6.35cm" svg:height="1.352cm" svg:x="5.18cm" svg:y="13.308cm">
          <draw:text-box>
            <text:p><text:span text:style-name="T2">Presented by</text:span></text:p>
          </draw:text-box>
        </draw:frame>
        <draw:frame draw:style-name="Small_20_Text" draw:layer="layout" svg:width="15.086cm" svg:height="2.139cm" svg:x="5.183cm" svg:y="15.885cm">
          <draw:text-box>
            <text:p><text:span text:style-name="T3">Fedora Engineering Manager, Red Hat</text:span><text:span text:style-name="T3"><text:line-break/></text:span><text:span text:style-name="T3">&lt;tcallawa@redhat.com&gt;</text:span></text:p>
          </draw:text-box>
        </draw:frame>
        <draw:frame draw:style-name="License_20_Info" draw:layer="layout" svg:width="22.515cm" svg:height="1.991cm" svg:x="3.082cm" svg:y="19.385cm">
          <draw:text-box>
            <text:p text:style-name="P1"><text:span text:style-name="T4">The contents of this presentation (except for the Fedora Trademarks) are available </text:span><text:span text:style-name="T4"><text:line-break/></text:span><text:span text:style-name="T4">under the terms of the Creative Commons BY-SA 3.0 Unported License, unless otherwise indicated.</text:span></text:p>
            <text:p/>
          </draw:text-box>
        </draw:frame>
        <draw:frame draw:style-name="gr3" draw:layer="layout" svg:width="24.763cm" svg:height="3.088cm" svg:x="0.419cm" svg:y="7.072cm">
          <draw:text-box>
            <text:p><text:span text:style-name="T5">Selling Free Softwa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19.866cm" svg:x="1.27cm" svg:y="0.548cm" presentation:class="title" presentation:user-transformed="true">
          <draw:text-box>
            <text:p text:style-name="P4"><text:span text:style-name="T6">There are only two differences between a car salesman and a software salesman:</text:span><text:span text:style-name="T6"><text:line-break/></text:span><text:span text:style-name="T6">1) The car salesman knows how to drive a car.</text:span><text:span text:style-name="T6"><text:line-break/></text:span><text:span text:style-name="T6">2) The car salesman knows when he's lying to you.</text:span><text:span text:style-name="T6"><text:line-break/></text:span><text:span text:style-name="T6"> <text:s/></text:span><text:span text:style-name="T6"><text:line-break/></text:span><text:span text:style-name="T6"> <text:s/>-- Unknown</text:span><text:span text:style-name="T7"><text:line-break/></text:span><text:span text:style-name="T7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edora" presentation:presentation-page-layout-name="AL2T1">
        <office:forms form:automatic-focus="false" form:apply-design-mode="false"/>
        <draw:frame presentation:style-name="pr4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5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list text:style-name="L3">
              <text:list-item>
                <text:p><text:span text:style-name="T8"><text:s/></text:span><text:span text:style-name="T8">My Backstory (summarized)</text:span></text:p>
              </text:list-item>
            </text:list>
            <text:list text:style-name="L2">
              <text:list-item>
                <text:p><text:span text:style-name="T9"><text:s/></text:span><text:span text:style-name="T9">Uncomfortable Truths</text:span></text:p>
              </text:list-item>
              <text:list-item>
                <text:p><text:span text:style-name="T9"><text:s/></text:span><text:span text:style-name="T9">How I Sold Free Software</text:span><text:span text:style-name="T9"><text:line-break/></text:span><text:span text:style-name="T9">(or How I Stopped Worrying and Learned to Love the Source)</text:span></text:p>
              </text:list-item>
              <text:list-item>
                <text:p><text:span text:style-name="T9"><text:s/></text:span><text:span text:style-name="T9">Selling the Advantages of Freedom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5.675cm" svg:x="1.27cm" svg:y="7.641cm" presentation:class="title" presentation:user-transformed="true">
          <draw:text-box>
            <text:p><text:span text:style-name="T7">My Backstory (summarize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4.171cm" svg:x="1.4cm" svg:y="4.914cm" presentation:class="outline" presentation:user-transformed="true">
          <draw:text-box>
            <text:list text:style-name="L4">
              <text:list-item>
                <text:p><text:span text:style-name="T10">I have no degree in Business or Sales. My college education was in Engineering and Computer Science. </text:span></text:p>
              </text:list-item>
              <text:list-item>
                <text:p><text:span text:style-name="T10">In 2001, I was working for Red Hat Support, which was physically located next to Red Hat Inside Sales.</text:span></text:p>
              </text:list-item>
              <text:list-item>
                <text:p><text:span text:style-name="T10">Red Hat Inside Sales would come over and ask us questions about the software. I answered a lot of them. I jumped on a few customer calls. They offered me a job.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><text:span text:style-name="T11">My Backstory (summarize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I sold for Red Hat Sales (Inside, then Outside) until 2007, when I moved into Engineering.</text:span></text:p>
              </text:list-item>
              <text:list-item>
                <text:p><text:span text:style-name="T10">In 2005 and 2006, I was awarded Sales Engineer of the Year for Red Hat (based on revenue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><text:span text:style-name="T11">My Backstory (summarized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5.675cm" svg:x="1.27cm" svg:y="7.643cm" presentation:class="title" presentation:user-transformed="true">
          <draw:text-box>
            <text:p><text:span text:style-name="T7">Uncomfortable Truth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Selling isn't fair. Sometimes, it doesn't matter how good the code is, how smart you are, how much it costs, or how much you're loved, you won't close the deal.</text:span></text:p>
              </text:list-item>
              <text:list-item>
                <text:p><text:span text:style-name="T10">People aren't logical. They often aren't reasonable. Sometimes, they're not even sane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4cm" presentation:class="title" presentation:user-transformed="true">
          <draw:text-box>
            <text:p text:style-name="P4">Life Isn't Fair <text:span text:style-name="T1">(and other cliches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The average customer doesn't understand anything about Free Software, except that it is “Free”.</text:span></text:p>
              </text:list-item>
              <text:list-item>
                <text:p><text:span text:style-name="T10">That's okay. It isn't what they do for a living.</text:span></text:p>
                <text:list>
                  <text:list-item>
                    <text:p><text:span text:style-name="T10">Unless they're in IT. And even then, they may not get it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4cm" presentation:class="title" presentation:user-transformed="true">
          <draw:text-box>
            <text:p text:style-name="P4">They Don't Get I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The Liar – Will say anything to close a sale. Does it run on PPC? Of course. Will it make toast? Of course. Bugs? Never.</text:span></text:p>
              </text:list-item>
              <text:list-item>
                <text:p><text:span text:style-name="T10">The Idiot – Cars, shoes, software, goats, whatever. It's just another sale. Doesn't know how it works, just knows it has a price.</text:span></text:p>
              </text:list-item>
              <text:list-item>
                <text:p><text:span text:style-name="T10">The Thief – Ethics are just the rules that keep you from closing sales. Only suckers play fair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4cm" presentation:class="title" presentation:user-transformed="true">
          <draw:text-box>
            <text:p text:style-name="P4">The Three Salesmen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8.825cm" svg:x="1.27cm" svg:y="6.068cm" presentation:class="title" presentation:user-transformed="true">
          <draw:text-box>
            <text:p><text:span text:style-name="T7">How I Sold Free Software </text:span><text:span text:style-name="T7"><text:line-break/></text:span><text:span text:style-name="T12">(or How I Stopped Worrying and Learned to Love the Sourc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938cm" svg:x="1.4cm" svg:y="4.914cm" presentation:class="outline" presentation:user-transformed="true">
          <draw:text-box>
            <text:list text:style-name="L4">
              <text:list-item>
                <text:p text:style-name="P9"><text:span text:style-name="T13">Honey badger</text:span><text:span text:style-name="T14"> Customer doesn't give a %#&amp;@ about changing the world.</text:span></text:p>
                <text:list>
                  <text:list-item>
                    <text:p text:style-name="P9"><text:span text:style-name="T14">They've got 99 Problems, but DRM ain't one.</text:span></text:p>
                  </text:list-item>
                </text:list>
              </text:list-item>
              <text:list-item>
                <text:p text:style-name="P9"><text:span text:style-name="T14">For better or worse, “Open Source” has better brand recognition than “Free Software”.</text:span></text:p>
                <text:list>
                  <text:list-item>
                    <text:p text:style-name="P9"><text:span text:style-name="T14">In the worse category, everyone and everything will claim to be “Open Source”, or try to confuse it “Open Standards”</text:span></text:p>
                  </text:list-item>
                  <text:list-item>
                    <text:p text:style-name="P9"><text:span text:style-name="T14">“</text:span><text:span text:style-name="T14">Free” just takes you into a rathole on cost.</text:span></text:p>
                  </text:list-item>
                </text:list>
              </text:list-item>
              <text:list-item>
                <text:p text:style-name="P9"><text:span text:style-name="T14">Most customers won't know that Open Source is different from Free Software. Won't care either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Don't Evangeliz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Be Honest with yourself. What software do I know? And how well do I know it? Don't claim to know what you don't know. Don't guess.</text:span></text:p>
                <text:list>
                  <text:list-item>
                    <text:p><text:span text:style-name="T10">This means you need to spend a lot of time using and learning.</text:span></text:p>
                  </text:list-item>
                </text:list>
              </text:list-item>
              <text:list-item>
                <text:p><text:span text:style-name="T10">Be Honest with your customer. They aren't expecting it from a sales team. Even if it means you're not going to close the immediate sale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Be Hones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4.671cm" svg:x="1.4cm" svg:y="4.914cm" presentation:class="outline" presentation:user-transformed="true">
          <draw:text-box>
            <text:list text:style-name="L4">
              <text:list-item>
                <text:p><text:span text:style-name="T10">Get familiar with as much other software as possible. Start with everything that touches the software you're trying to sell, and move out. </text:span></text:p>
              </text:list-item>
              <text:list-item>
                <text:p><text:span text:style-name="T10">Know the most about the items that are closest to yours and the items that compete with yours. </text:span></text:p>
              </text:list-item>
              <text:list-item>
                <text:p><text:span text:style-name="T10">Ask a LOT of questions. Don't assume anything. Take notes.</text:span></text:p>
              </text:list-item>
              <text:list-item>
                <text:p><text:span text:style-name="T10">Listen. Let the customer talk. Even when they're wrong. Listen more than you speak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Understand the worl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The Lock-In Model<text:tab/></text:p>
          </draw:text-box>
        </draw:frame>
        <draw:frame presentation:style-name="pr8" draw:layer="layout" svg:width="25.199cm" svg:height="12.974cm" svg:x="1.4cm" svg:y="4.914cm" presentation:class="outline" presentation:user-transformed="true">
          <draw:text-box>
            <text:list text:style-name="L5">
              <text:list-item>
                <text:p>The traditional software sale is the lock-in model</text:p>
                <text:list>
                  <text:list-item>
                    <text:p>Once a customer, always a customer, because they can't escape, not because they don't want to.</text:p>
                  </text:list-item>
                </text:list>
              </text:list-item>
              <text:list-item>
                <text:p>FOSS makes it easy to escape, so don't try to lock your customers in. </text:p>
                <text:list>
                  <text:list-item>
                    <text:p>This resonates with every customer I ever talked to.</text:p>
                  </text:list-item>
                </text:list>
              </text:list-item>
              <text:list-item>
                <text:p>Compete on val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Traditional Software Sale: Assume that customer needs your software and get them to buy it, even if they don't really need it.</text:span></text:p>
              </text:list-item>
              <text:list-item>
                <text:p><text:span text:style-name="T10">Solution Selling</text:span></text:p>
                <text:list>
                  <text:list-item>
                    <text:p><text:span text:style-name="T10">What problem does the customer have?</text:span></text:p>
                  </text:list-item>
                  <text:list-item>
                    <text:p><text:span text:style-name="T10">How does my software (or combinations of my software with other software/hardware) solve the problem?</text:span></text:p>
                  </text:list-item>
                  <text:list-item>
                    <text:p><text:span text:style-name="T10">Sell the solution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Solve Their Problem(s)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Proprietary Software thrives on the dumb customers. Find smart ones.</text:span></text:p>
              </text:list-item>
              <text:list-item>
                <text:p><text:span text:style-name="T10">Smart Customers allow you to be in a partnership, as opposed to a vendor/consumer relationship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Find Smart Customers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9"><text:span text:style-name="T14">This is an oversimplification, but it generally works.</text:span></text:p>
              </text:list-item>
              <text:list-item>
                <text:p text:style-name="P9"><text:span text:style-name="T14">What are the risks of this solution?</text:span></text:p>
                <text:list>
                  <text:list-item>
                    <text:p text:style-name="P9"><text:span text:style-name="T14">Be candid with the customer, but be tactful.</text:span></text:p>
                  </text:list-item>
                  <text:list-item>
                    <text:p text:style-name="P9"><text:span text:style-name="T14">Some customers don't want to be the first to try something new... what is their competition doing?</text:span></text:p>
                  </text:list-item>
                </text:list>
              </text:list-item>
              <text:list-item>
                <text:p text:style-name="P9"><text:span text:style-name="T14">What are the rewards of this solution?</text:span></text:p>
                <text:list>
                  <text:list-item>
                    <text:p text:style-name="P9"><text:span text:style-name="T14">Some customers thrive on taking risks when there are big rewards as a result.</text:span></text:p>
                  </text:list-item>
                </text:list>
              </text:list-item>
              <text:list-item>
                <text:p text:style-name="P9"><text:span text:style-name="T14">Knowing your customer will help you know where they fall on the risk/reward ratio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Risk Vs. Rewar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9"><text:span text:style-name="T14">You cannot sell the binary files. If you attempt to do this, you will fail.</text:span></text:p>
                <text:list>
                  <text:list-item>
                    <text:p><text:span text:style-name="T14">Why? Because they could just download them from the website.</text:span></text:p>
                  </text:list-item>
                </text:list>
              </text:list-item>
              <text:list-item>
                <text:p><text:span text:style-name="T14">This means you're selling everything except the binary files.</text:span></text:p>
                <text:list>
                  <text:list-item>
                    <text:p><text:span text:style-name="T14">Updates</text:span></text:p>
                  </text:list-item>
                  <text:list-item>
                    <text:p><text:span text:style-name="T14">Support</text:span></text:p>
                  </text:list-item>
                  <text:list-item>
                    <text:p><text:span text:style-name="T14">A partnership for success</text:span></text:p>
                  </text:list-item>
                </text:list>
              </text:list-item>
              <text:list-item>
                <text:p><text:span text:style-name="T14">Some people sell docs, but I've never believed in that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The Binary Fil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8.512cm" svg:x="1.27cm" svg:y="6.223cm" presentation:class="title" presentation:user-transformed="true">
          <draw:text-box>
            <text:p><text:span text:style-name="T7">Selling the Advantages of Freed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Proprietary Software Vendor is the only one who can support their SW. Not true for FOSS.</text:p>
                <text:list>
                  <text:list-item>
                    <text:p>FOSS forces the vendor to compete with others. Customer benefits from this.</text:p>
                  </text:list-item>
                </text:list>
              </text:list-item>
              <text:list-item>
                <text:p>FOSS usually moves faster than proprietary</text:p>
                <text:list>
                  <text:list-item>
                    <text:p>This can be good or bad for a customer.</text:p>
                  </text:list-item>
                </text:list>
              </text:list-item>
              <text:list-item>
                <text:p>FOSS is transparent</text:p>
                <text:list>
                  <text:list-item>
                    <text:p>See how it works rather than guess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How is FOSS different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Customers want support</text:p>
                <text:list>
                  <text:list-item>
                    <text:p>This means different things to different customers. Don't assume. Ask what they currently have on existing projects of similar scope and risk.</text:p>
                  </text:list-item>
                </text:list>
              </text:list-item>
              <text:list-item>
                <text:p>Customers expect reliability</text:p>
                <text:list>
                  <text:list-item>
                    <text:p>Again, this depends on the scope and risk, but very few serious uses of SW fall into the “it can break at random” category.</text:p>
                  </text:list-item>
                </text:list>
              </text:list-item>
              <text:list-item>
                <text:p>Customers want someone to blame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How is FOSS the same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“Since you have the source, you can hack on it to fix your own bugs!”</text:p>
                <text:list>
                  <text:list-item>
                    <text:p>This is true, but most customers simply don't want to do this, especially if the SW is complicated or in a critical space.</text:p>
                  </text:list-item>
                </text:list>
              </text:list-item>
              <text:list-item>
                <text:p>“You can contribute changes back to us!”</text:p>
                <text:list>
                  <text:list-item>
                    <text:p>Very few customers do this. They're not software developers, they're users. Demanding users, yes, but not coders.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What Doesn't Wor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Have the customer walk you through their entire IT infrastructure (physically if possible)</text:span></text:p>
              </text:list-item>
              <text:list-item>
                <text:p><text:span text:style-name="T10">FIND THE FOSS!</text:span></text:p>
                <text:list>
                  <text:list-item>
                    <text:p><text:span text:style-name="T10">It's there already, they may not know it. Know where to look for it.</text:span></text:p>
                  </text:list-item>
                  <text:list-item>
                    <text:p><text:span text:style-name="T10">You may need this later to counter the “we don't use Open Source today” argument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Find the hidden FOS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 presentation:user-transformed="true">
          <draw:text-box>
            <text:p>Prove it</text:p>
          </draw:text-box>
        </draw:frame>
        <draw:frame presentation:style-name="pr8" draw:layer="layout" svg:width="25.199cm" svg:height="15.668cm" svg:x="1.4cm" svg:y="4.914cm" presentation:class="outline" presentation:user-transformed="true">
          <draw:text-box>
            <text:list text:style-name="L5">
              <text:list-item>
                <text:p>If possible, look for problems where a FOSS solution is a “drop-in replacement” to a problematic area.</text:p>
                <text:list>
                  <text:list-item>
                    <text:p>Also good places to look: solutions with known workloads and quantified (measured) results</text:p>
                  </text:list-item>
                </text:list>
              </text:list-item>
              <text:list-item>
                <text:p>Offer to do “Proof of Concept” work either at a discount or for free.</text:p>
                <text:list>
                  <text:list-item>
                    <text:p>It means more to see it kicking butt in their env.</text:p>
                  </text:list-item>
                  <text:list-item>
                    <text:p>Look for skunkworks projects, polish them and bring them into the ligh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 presentation:user-transformed="true">
          <draw:text-box>
            <text:p>Relationship Build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Sell transparently</text:p>
                <text:list>
                  <text:list-item>
                    <text:p>Customers will be pleasantly surprised</text:p>
                  </text:list-item>
                  <text:list-item>
                    <text:p>Even if it means you have to admit you don't have a good solution to <text:span text:style-name="T15">any</text:span> of their current problems</text:p>
                  </text:list-item>
                </text:list>
              </text:list-item>
              <text:list-item>
                <text:p>Smart sales (IMHO a necessity for FOSS) is a long game, not a quick fix.</text:p>
                <text:list>
                  <text:list-item>
                    <text:p>Customers and industries have LONG memori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You want the customer to use free software.</text:span></text:p>
                <text:list>
                  <text:list-item>
                    <text:p><text:span text:style-name="T10">Even as a user who never contributes, this is a win for the ecosystem.</text:span></text:p>
                  </text:list-item>
                </text:list>
              </text:list-item>
              <text:list-item>
                <text:p><text:span text:style-name="T10">The quickest way to ensure they never seriously consider it is to oversell at the beginning.</text:span></text:p>
                <text:list>
                  <text:list-item>
                    <text:p><text:span text:style-name="T10">Know your software, and know its limits. Don't push it or promise things as “coming soon” to get it closed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Don't oversel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11cm" svg:x="1.4cm" svg:y="4.914cm" presentation:class="outline" presentation:user-transformed="true">
          <draw:text-box>
            <text:list text:style-name="L4">
              <text:list-item>
                <text:p><text:span text:style-name="T10">“</text:span><text:span text:style-name="T10">We don't use $0 software.”</text:span></text:p>
                <text:list>
                  <text:list-item>
                    <text:p><text:span text:style-name="T10">You're not selling the bits, you're selling a solution, and that makes the costs less than proprietary solutions (usually), but it isn't $0.</text:span></text:p>
                  </text:list-item>
                </text:list>
              </text:list-item>
              <text:list-item>
                <text:p><text:span text:style-name="T10">“</text:span><text:span text:style-name="T10">Open Source is unreliable.”</text:span></text:p>
                <text:list>
                  <text:list-item>
                    <text:p><text:span text:style-name="T10">Prove it to them, with their problem and their env.</text:span></text:p>
                  </text:list-item>
                  <text:list-item>
                    <text:p><text:span text:style-name="T10">If possible, bring in their preferred hardware partner. They're usually eager to help, b/c it means they will close more HW sales in the solution. Also shows that their existing partner trusts you.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Common Respons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731cm" svg:x="1.4cm" svg:y="4.914cm" presentation:class="outline" presentation:user-transformed="true">
          <draw:text-box>
            <text:list text:style-name="L4">
              <text:list-item>
                <text:p><text:span text:style-name="T10">You'll get beat. You'll have shown them how much better it works, at a fraction of the cost, with risk minimized, and they'll buy Oracle anyways.</text:span></text:p>
                <text:list>
                  <text:list-item>
                    <text:p><text:span text:style-name="T10">Be polite, and keep in touch. Sometimes they come around. Don't be bitter or angry, just move on.</text:span></text:p>
                  </text:list-item>
                </text:list>
              </text:list-item>
              <text:list-item>
                <text:p><text:span text:style-name="T10">When you win, remember that you're only a reorg away from a loss. Stay involved, make sure they're happy and look for new problems to solve.</text:span></text:p>
              </text:list-item>
            </text:list>
          </draw:text-box>
        </draw:frame>
        <draw:frame presentation:style-name="pr4" draw:text-style-name="P4" draw:layer="layout" svg:width="22.525cm" svg:height="2.54cm" svg:x="1.606cm" svg:y="1.705cm" presentation:class="title" presentation:user-transformed="true">
          <draw:text-box>
            <text:p text:style-name="P4">Win (and Lose) Gracefull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 presentation:user-transformed="true">
          <draw:text-box>
            <text:p>Be Willing To Walk Away</text:p>
          </draw:text-box>
        </draw:frame>
        <draw:frame presentation:style-name="pr8" draw:layer="layout" svg:width="25.199cm" svg:height="13.303cm" svg:x="1.4cm" svg:y="4.914cm" presentation:class="outline" presentation:user-transformed="true">
          <draw:text-box>
            <text:list text:style-name="L5">
              <text:list-item>
                <text:p>Look for red flags</text:p>
                <text:list>
                  <text:list-item>
                    <text:p>Is their existing infrastructure a mess?</text:p>
                  </text:list-item>
                  <text:list-item>
                    <text:p>Is the environment toxic?</text:p>
                  </text:list-item>
                  <text:list-item>
                    <text:p>Is the customer a major reference for your competition?</text:p>
                    <text:list>
                      <text:list-item>
                        <text:p>They almost never jump ship when they are.</text:p>
                      </text:list-item>
                    </text:list>
                  </text:list-item>
                  <text:list-item>
                    <text:p>Are they being unreasonable?</text:p>
                  </text:list-item>
                  <text:list-item>
                    <text:p>Do they only care about cost?</text:p>
                  </text:list-item>
                </text:list>
              </text:list-item>
              <text:list-item>
                <text:p>WALK. Be graceful about it, but move 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0" draw:layer="layout" svg:width="26.67cm" svg:height="3.468cm" svg:x="0.524cm" svg:y="7.092cm" presentation:class="title" presentation:user-transformed="true">
          <draw:text-box>
            <text:p><text:span text:style-name="T16">Questions</text:span><text:span text:style-name="T17">?</text:span></text:p>
          </draw:text-box>
        </draw:frame>
        <draw:frame draw:style-name="gr5" draw:text-style-name="P11" draw:layer="layout" svg:width="26.393cm" svg:height="1.411cm" svg:x="0.888cm" svg:y="19.225cm">
          <draw:text-box>
            <text:p text:style-name="P11"><text:span text:style-name="T18">License statement goes here. See </text:span><text:span text:style-name="T18"><text:a xlink:href="https://fedoraproject.org/wiki/Licensing#Content_Licenses">https://fedoraproject.org/wiki/Licensing#Content_Licenses</text:a></text:span><text:span text:style-name="T18"> for acceptable licenses.</text:span></text:p>
            <text:p/>
          </draw:text-box>
        </draw:frame>
        <draw:frame draw:style-name="gr6" draw:text-style-name="P12" draw:layer="layout" svg:width="18.715cm" svg:height="1.517cm" svg:x="5.915cm" svg:y="16.798cm">
          <draw:text-box>
            <text:p text:style-name="P4"><text:span text:style-name="T19">tcallawa@redhat.com</text:span></text:p>
          </draw:text-box>
        </draw:frame>
        <draw:frame draw:style-name="gr7" draw:layer="layout" svg:width="5.989cm" svg:height="1.276cm" svg:x="5.915cm" svg:y="15.875cm">
          <draw:text-box>
            <text:p><text:span text:style-name="T20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6T12:42:14</meta:creation-date>
    <meta:editing-duration>PT8H2M5S</meta:editing-duration>
    <meta:editing-cycles>11</meta:editing-cycles>
    <meta:generator>LibreOffice/3.5$Linux_X86_64 LibreOffice_project/Cannot find the git binary! Is git installed and is in PATH?</meta:generator>
    <dc:title>fedora-designninja-presentation-template-rev3.otp</dc:title>
    <meta:initial-creator>spot </meta:initial-creator>
    <dc:date>2012-01-09T14:36:01</dc:date>
    <dc:creator>spot </dc:creator>
    <meta:document-statistic meta:object-count="158"/>
  </office:meta>
</office:document-meta>
</file>